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6c7c" officeooo:paragraph-rsid="00196c7c"/>
    </style:style>
    <style:style style:name="P2" style:family="paragraph" style:parent-style-name="Standard">
      <style:paragraph-properties fo:text-align="start" style:justify-single-word="false"/>
      <style:text-properties officeooo:rsid="00196c7c" officeooo:paragraph-rsid="00196c7c"/>
    </style:style>
    <style:style style:name="P3" style:family="paragraph" style:parent-style-name="Standard">
      <style:paragraph-properties fo:text-align="start" style:justify-single-word="false"/>
      <style:text-properties officeooo:rsid="00196c7c" officeooo:paragraph-rsid="001a0eb5"/>
    </style:style>
    <style:style style:name="P4" style:family="paragraph" style:parent-style-name="Standard">
      <style:paragraph-properties fo:text-align="center" style:justify-single-word="false"/>
      <style:text-properties officeooo:rsid="00196c7c" officeooo:paragraph-rsid="001b0418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96c7c" officeooo:paragraph-rsid="001b0418"/>
    </style:style>
    <style:style style:name="P6" style:family="paragraph" style:parent-style-name="Standard">
      <style:paragraph-properties fo:text-align="start" style:justify-single-word="false"/>
      <style:text-properties officeooo:rsid="00196c7c" officeooo:paragraph-rsid="001b0418"/>
    </style:style>
    <style:style style:name="P7" style:family="paragraph" style:parent-style-name="Standard" style:list-style-name="L9">
      <style:paragraph-properties fo:text-align="start" style:justify-single-word="false"/>
      <style:text-properties officeooo:rsid="001bdb3f" officeooo:paragraph-rsid="001b0418"/>
    </style:style>
    <style:style style:name="P8" style:family="paragraph" style:parent-style-name="Standard" style:list-style-name="L11">
      <style:paragraph-properties fo:text-align="start" style:justify-single-word="false"/>
      <style:text-properties officeooo:rsid="001bdb3f" officeooo:paragraph-rsid="001b0418"/>
    </style:style>
    <style:style style:name="P9" style:family="paragraph" style:parent-style-name="Standard" style:list-style-name="L13">
      <style:paragraph-properties fo:text-align="start" style:justify-single-word="false"/>
      <style:text-properties officeooo:rsid="001bdb3f" officeooo:paragraph-rsid="001b0418"/>
    </style:style>
    <style:style style:name="P10" style:family="paragraph" style:parent-style-name="Standard" style:list-style-name="L15">
      <style:paragraph-properties fo:text-align="start" style:justify-single-word="false"/>
      <style:text-properties officeooo:rsid="001bdb3f" officeooo:paragraph-rsid="001b0418"/>
    </style:style>
    <style:style style:name="P11" style:family="paragraph" style:parent-style-name="Standard">
      <style:paragraph-properties fo:text-align="start" style:justify-single-word="false"/>
      <style:text-properties officeooo:rsid="001bdb3f" officeooo:paragraph-rsid="001b0418"/>
    </style:style>
    <style:style style:name="P12" style:family="paragraph" style:parent-style-name="Standard" style:list-style-name="L10">
      <style:paragraph-properties fo:text-align="start" style:justify-single-word="false"/>
      <style:text-properties officeooo:rsid="001a0eb5" officeooo:paragraph-rsid="001b0418"/>
    </style:style>
    <style:style style:name="P13" style:family="paragraph" style:parent-style-name="Standard" style:list-style-name="L12">
      <style:paragraph-properties fo:text-align="start" style:justify-single-word="false"/>
      <style:text-properties officeooo:rsid="001a0eb5" officeooo:paragraph-rsid="001b0418"/>
    </style:style>
    <style:style style:name="P14" style:family="paragraph" style:parent-style-name="Standard" style:list-style-name="L14">
      <style:paragraph-properties fo:text-align="start" style:justify-single-word="false"/>
      <style:text-properties officeooo:rsid="001a0eb5" officeooo:paragraph-rsid="001b0418"/>
    </style:style>
    <style:style style:name="T1" style:family="text">
      <style:text-properties officeooo:rsid="001a0e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DS Medindo a Produção</text:p>
      <text:p text:style-name="P4"/>
      <text:p text:style-name="P4"/>
      <text:p text:style-name="P6">Nome: Diones Gomes </text:p>
      <text:p text:style-name="P6"><text:tab/>Jonas Pequeno</text:p>
      <text:p text:style-name="P6"/>
      <text:p text:style-name="P6"/>
      <text:p text:style-name="P6"/>
      <text:p text:style-name="P6">Iniciado em 14/09/2017 as 8:30 Hs</text:p>
      <text:p text:style-name="P6"/>
      <text:p text:style-name="P6"/>
      <text:p text:style-name="P6">1- Criando o banco de dados. </text:p>
      <text:list xml:id="list6017483841207485971" text:style-name="L1">
        <text:list-item>
          <text:p text:style-name="P5">O Tempo de produção foi de 10 min. </text:p>
        </text:list-item>
      </text:list>
      <text:list xml:id="list8238254539369689680" text:style-name="L9">
        <text:list-item>
          <text:p text:style-name="P7">Nível de dificuldade é de 1 ponto.</text:p>
        </text:list-item>
      </text:list>
      <text:p text:style-name="P6">2- Criando a tela de login. <text:s/></text:p>
      <text:list xml:id="list2738727186056872813" text:style-name="L10">
        <text:list-item>
          <text:p text:style-name="P12">O Tempo de produção foi de 20 min.</text:p>
        </text:list-item>
      </text:list>
      <text:list xml:id="list5184858400208816240" text:style-name="L11">
        <text:list-item>
          <text:p text:style-name="P8">Nível de dificuldade é de 2 pontos.</text:p>
        </text:list-item>
      </text:list>
      <text:p text:style-name="P6">3- Criando a api. <text:s/></text:p>
      <text:list xml:id="list788438376434369303" text:style-name="L12">
        <text:list-item>
          <text:p text:style-name="P13">O Tempo de produção foi de 50 min</text:p>
        </text:list-item>
      </text:list>
      <text:list xml:id="list9076613080582974792" text:style-name="L13">
        <text:list-item>
          <text:p text:style-name="P9">Nível de dificuldade é de 5 pontos.</text:p>
        </text:list-item>
      </text:list>
      <text:p text:style-name="P6">4- Criando a conexão com o banco de dados. </text:p>
      <text:list xml:id="list1356523678336098646" text:style-name="L14">
        <text:list-item>
          <text:p text:style-name="P14">O Tempo de produção foi de 10 min.</text:p>
        </text:list-item>
      </text:list>
      <text:list xml:id="list3475594471351042445" text:style-name="L15">
        <text:list-item>
          <text:p text:style-name="P10">Nível de dificuldade é de 2 pontos.</text:p>
        </text:list-item>
      </text:list>
      <text:p text:style-name="P6"/>
      <text:p text:style-name="P11">Conclusão </text:p>
      <text:p text:style-name="P11"><text:tab/></text:p>
      <text:p text:style-name="P6"><text:tab/></text:p>
      <text:p text:style-name="P6"/>
      <text:p text:style-name="P6"/>
      <text:p text:style-name="P6"><text:tab/></text:p>
      <text:p text:style-name="P6"/>
      <text:p text:style-name="P6"><text:tab/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08:58:41.010479496</meta:creation-date>
    <dc:date>2017-09-15T09:28:00.587682757</dc:date>
    <meta:editing-duration>PT6M3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109" meta:character-count="505" meta:non-whitespace-character-count="407"/>
  </office:meta>
</office:document-meta>
</file>